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normal" officeooo:rsid="000609d6" officeooo:paragraph-rsid="000609d6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609d6" style:font-size-asian="12pt" style:font-size-complex="12pt"/>
    </style:style>
    <style:style style:name="P3" style:family="paragraph" style:parent-style-name="Standard">
      <style:text-properties style:font-name="Times New Roman" fo:font-size="12pt" officeooo:rsid="000609d6" officeooo:paragraph-rsid="000609d6" style:font-size-asian="12pt" style:font-size-complex="12pt"/>
    </style:style>
    <style:style style:name="P4" style:family="paragraph" style:parent-style-name="Standard">
      <style:text-properties style:font-name="Times New Roman" fo:font-size="12pt" officeooo:rsid="000609d6" officeooo:paragraph-rsid="0006e075" style:font-size-asian="12pt" style:font-size-complex="12pt"/>
    </style:style>
    <style:style style:name="P5" style:family="paragraph" style:parent-style-name="Standard">
      <style:text-properties fo:font-size="12pt" officeooo:rsid="000609d6" officeooo:paragraph-rsid="000609d6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609d6"/>
    </style:style>
    <style:style style:name="T2" style:family="text">
      <style:text-properties fo:font-variant="normal" fo:text-transform="none" fo:color="#222222" style:font-name="arial" fo:font-size="18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8pt" fo:letter-spacing="normal" fo:font-style="normal" fo:font-weight="normal" officeooo:rsid="000646f9"/>
    </style:style>
    <style:style style:name="T4" style:family="text">
      <style:text-properties fo:font-variant="normal" fo:text-transform="none" fo:color="#222222" style:font-name="arial" fo:font-size="18pt" fo:letter-spacing="normal" fo:font-style="normal" fo:font-weight="normal" officeooo:rsid="0006e075"/>
    </style:style>
    <style:style style:name="T5" style:family="text">
      <style:text-properties fo:font-variant="normal" fo:text-transform="none" fo:color="#222222" style:font-name="arial" fo:letter-spacing="normal" fo:font-style="normal" fo:font-weight="normal"/>
    </style:style>
    <style:style style:name="T6" style:family="text">
      <style:text-properties fo:font-variant="normal" fo:text-transform="none" fo:color="#222222" style:font-name="arial" fo:letter-spacing="normal" fo:font-style="normal" fo:font-weight="normal" officeooo:rsid="000646f9"/>
    </style:style>
    <style:style style:name="T7" style:family="text">
      <style:text-properties fo:font-variant="normal" fo:text-transform="none" fo:color="#222222" style:font-name="arial" fo:letter-spacing="normal" fo:font-style="normal" fo:font-weight="normal" officeooo:rsid="0006e075"/>
    </style:style>
    <style:style style:name="T8" style:family="text">
      <style:text-properties fo:font-variant="normal" fo:text-transform="none" fo:color="#222222" fo:letter-spacing="normal" fo:font-style="normal" fo:font-weight="normal"/>
    </style:style>
    <style:style style:name="T9" style:family="text">
      <style:text-properties style:font-name="arial"/>
    </style:style>
    <style:style style:name="T10" style:family="text">
      <style:text-properties style:font-name="arial" fo:font-size="18pt"/>
    </style:style>
    <style:style style:name="T11" style:family="text">
      <style:text-properties style:font-name="arial" fo:font-size="18pt" officeooo:rsid="0006e075"/>
    </style:style>
    <style:style style:name="T12" style:family="text">
      <style:text-properties style:font-name="arial" officeooo:rsid="0006e075"/>
    </style:style>
    <style:style style:name="T13" style:family="text">
      <style:text-properties officeooo:rsid="0006e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)"</text:span><text:span text:style-name="T8">carissima mamma ò sentito sulla vostra che avete dato la vacca al governo</text:span></text:p>
      <text:p text:style-name="P6">e avete preso £ (?) è un po poco alpreso che valgono ogima so ch il preso lo fanno loro"</text:p>
      <text:p text:style-name="P6"/>
      <text:p text:style-name="P6">"insomma vi pigliano tutto"</text:p>
      <text:p text:style-name="P6"/>
      <text:p text:style-name="P6">"nelle leggi governative non c'è niente a dire, oggi sono padroni da siquistrare qualinque cosa</text:p>
      <text:p text:style-name="P6">siamo in tempo di guerra"</text:p>
      <text:p text:style-name="P6"/>
      <text:p text:style-name="P5"><text:s/>Il tratto comune è che in tutte le testimonianze la figura dello Stato è imponente e <text:span text:style-name="T13">costrittiva</text:span> con i civili.</text:p>
      <text:p text:style-name="P5"/>
      <text:p text:style-name="P5"/>
      <text:p text:style-name="P1">2) Prima che la guerra iniziasse il rapporto fra <text:span text:style-name="T13">S</text:span>tato e cittadino era discontinuo, questo</text:p>
      <text:p text:style-name="P6">appariva solo saltuarimente e lo faceva solo per esigere, ad esempio, tributi.</text:p>
      <text:p text:style-name="P3"/>
      <text:p text:style-name="P3"/>
      <text:p text:style-name="P1">3)il soldato, da uomo che era prima, diventa adesso parte di una macchina bellica, perche la società tende ad</text:p>
      <text:p text:style-name="P6">espande<text:span text:style-name="T1">re</text:span> il suo potere sull'individuo limita<text:span text:style-name="T1">ndo</text:span> cosi <text:span text:style-name="T1">la</text:span> sua libertà</text:p>
      <text:p text:style-name="P6"/>
      <text:p text:style-name="P6"/>
      <text:p text:style-name="P6"/>
      <text:p text:style-name="P6"><text:span text:style-name="T9">La tesi </text:span><text:span text:style-name="T12">è presente nelle prime righe del testo "Stato estraneo ma allo stesso tempo molto vicino".</text:span></text:p>
      <text:p text:style-name="P3"/>
      <text:p text:style-name="P4"><text:span text:style-name="T6">4) </text:span><text:span text:style-name="T7">Prima del conflitto, lo Stato si sentiva molto lontano, adesso è molto più assilant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9S</meta:editing-duration>
    <meta:editing-cycles>5</meta:editing-cycles>
    <meta:generator>LibreOffice/5.2.1.2$Windows_x86 LibreOffice_project/31dd62db80d4e60af04904455ec9c9219178d620</meta:generator>
    <dc:date>2017-10-27T08:58:00.779000000</dc:date>
    <meta:document-statistic meta:table-count="0" meta:image-count="0" meta:object-count="0" meta:page-count="1" meta:paragraph-count="12" meta:word-count="165" meta:character-count="954" meta:non-whitespace-character-count="799"/>
    <meta:user-defined meta:name="Info 1"/>
    <meta:user-defined meta:name="Info 2"/>
    <meta:user-defined meta:name="Info 3"/>
    <meta:user-defined meta:name="Info 4"/>
  </office:meta>
</office:document-meta>
</file>